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57.75pt" style:use-optimal-column-width="true"/>
    </style:style>
    <style:style style:name="ACOL-3" style:family="table-column">
      <style:table-column-properties style:column-width="108.75pt" style:use-optimal-column-width="true"/>
    </style:style>
    <style:style style:name="ACOL-4" style:family="table-column">
      <style:table-column-properties style:column-width="52.5pt" style:use-optimal-column-width="true"/>
    </style:style>
    <style:style style:name="ACOL-5" style:family="table-column">
      <style:table-column-properties style:column-width="135.75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fmax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48"/>
        <table:table-row table:style-name="AROW-0">
          <table:table-cell table:style-name="Gnumeric-default" office:value-type="string">
            <text:p>f(MAX)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OSC_50_B3B</text:p>
          </table:table-cell>
          <table:table-cell table:style-name="Gnumeric-default" office:value-type="string">
            <text:p>altera_reserved_tck</text:p>
          </table:table-cell>
          <table:table-cell table:style-name="Gnumeric-default" office:value-type="string">
            <text:p>soc|pll_0|altera_pll_i|general[0].gpll~PLL_OUTPUT_COUNTER|divclk</text:p>
          </table:table-cell>
          <table:table-cell table:style-name="Gnumeric-default" office:value-type="string">
            <text:p>f(MAX) Geomean</text:p>
          </table:table-cell>
          <table:table-cell table:number-columns-repeated="2" table:style-name="Gnumeric-default"/>
          <table:table-cell table:style-name="Gnumeric-default" office:value-type="string">
            <text:p>f(MAX)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string">
            <text:p>201.33 MHz</text:p>
          </table:table-cell>
          <table:table-cell table:style-name="Gnumeric-default" office:value-type="string">
            <text:p>82.69 MHz</text:p>
          </table:table-cell>
          <table:table-cell table:style-name="Gnumeric-default" office:value-type="string">
            <text:p>164.2 MHz</text:p>
          </table:table-cell>
          <table:table-cell table:style-name="Gnumeric-default" office:value-type="string">
            <text:p>139.823 MHz</text:p>
          </table:table-cell>
          <table:table-cell table:style-name="Gnumeric-default"/>
          <table:table-cell table:style-name="Gnumeric-default" table:formula="of:=LEFT([.D3];6)" office:value-type="string" office:string-value="164.2 ">
            <text:p>164.2 </text:p>
          </table:table-cell>
          <table:table-cell table:style-name="Gnumeric-default" table:formula="of:=VALUE([.G3])" office:value-type="float" office:value="164.19999999999999">
            <text:p>164.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string">
            <text:p>174.79 MHz</text:p>
          </table:table-cell>
          <table:table-cell table:style-name="Gnumeric-default" office:value-type="string">
            <text:p>69.5 MHz</text:p>
          </table:table-cell>
          <table:table-cell table:style-name="Gnumeric-default" office:value-type="string">
            <text:p>161.34 MHz</text:p>
          </table:table-cell>
          <table:table-cell table:style-name="Gnumeric-default" office:value-type="string">
            <text:p>125.145 MHz</text:p>
          </table:table-cell>
          <table:table-cell table:style-name="Gnumeric-default"/>
          <table:table-cell table:style-name="Gnumeric-default" table:formula="of:=LEFT([.D4];6)" office:value-type="string" office:string-value="161.34">
            <text:p>161.34</text:p>
          </table:table-cell>
          <table:table-cell table:style-name="Gnumeric-default" table:formula="of:=VALUE([.G4])" office:value-type="float" office:value="161.34">
            <text:p>161.3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string">
            <text:p>159.54 MHz</text:p>
          </table:table-cell>
          <table:table-cell table:style-name="Gnumeric-default" office:value-type="string">
            <text:p>77.41 MHz</text:p>
          </table:table-cell>
          <table:table-cell table:style-name="Gnumeric-default" office:value-type="string">
            <text:p>153.19 MHz</text:p>
          </table:table-cell>
          <table:table-cell table:style-name="Gnumeric-default" office:value-type="string">
            <text:p>123.680 MHz</text:p>
          </table:table-cell>
          <table:table-cell table:style-name="Gnumeric-default"/>
          <table:table-cell table:style-name="Gnumeric-default" table:formula="of:=LEFT([.D5];6)" office:value-type="string" office:string-value="153.19">
            <text:p>153.19</text:p>
          </table:table-cell>
          <table:table-cell table:style-name="Gnumeric-default" table:formula="of:=VALUE([.G5])" office:value-type="float" office:value="153.19">
            <text:p>153.1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string">
            <text:p>195.39 MHz</text:p>
          </table:table-cell>
          <table:table-cell table:style-name="Gnumeric-default" office:value-type="string">
            <text:p>92.19 MHz</text:p>
          </table:table-cell>
          <table:table-cell table:style-name="Gnumeric-default" office:value-type="string">
            <text:p>159.59 MHz</text:p>
          </table:table-cell>
          <table:table-cell table:style-name="Gnumeric-default" office:value-type="string">
            <text:p>142.188 MHz</text:p>
          </table:table-cell>
          <table:table-cell table:style-name="Gnumeric-default"/>
          <table:table-cell table:style-name="Gnumeric-default" table:formula="of:=LEFT([.D6];6)" office:value-type="string" office:string-value="159.59">
            <text:p>159.59</text:p>
          </table:table-cell>
          <table:table-cell table:style-name="Gnumeric-default" table:formula="of:=VALUE([.G6])" office:value-type="float" office:value="159.59">
            <text:p>159.5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string">
            <text:p>209.25 MHz</text:p>
          </table:table-cell>
          <table:table-cell table:style-name="Gnumeric-default" office:value-type="string">
            <text:p>90.65 MHz</text:p>
          </table:table-cell>
          <table:table-cell table:style-name="Gnumeric-default" office:value-type="string">
            <text:p>163.35 MHz</text:p>
          </table:table-cell>
          <table:table-cell table:style-name="Gnumeric-default" office:value-type="string">
            <text:p>145.787 MHz</text:p>
          </table:table-cell>
          <table:table-cell table:style-name="Gnumeric-default"/>
          <table:table-cell table:style-name="Gnumeric-default" table:formula="of:=LEFT([.D7];6)" office:value-type="string" office:string-value="163.35">
            <text:p>163.35</text:p>
          </table:table-cell>
          <table:table-cell table:style-name="Gnumeric-default" table:formula="of:=VALUE([.G7])" office:value-type="float" office:value="163.34999999999999">
            <text:p>163.3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string">
            <text:p>209.78 MHz</text:p>
          </table:table-cell>
          <table:table-cell table:style-name="Gnumeric-default" office:value-type="string">
            <text:p>86.83 MHz</text:p>
          </table:table-cell>
          <table:table-cell table:style-name="Gnumeric-default" office:value-type="string">
            <text:p>153.56 MHz</text:p>
          </table:table-cell>
          <table:table-cell table:style-name="Gnumeric-default" office:value-type="string">
            <text:p>140.898 MHz</text:p>
          </table:table-cell>
          <table:table-cell table:style-name="Gnumeric-default"/>
          <table:table-cell table:style-name="Gnumeric-default" table:formula="of:=LEFT([.D8];6)" office:value-type="string" office:string-value="153.56">
            <text:p>153.56</text:p>
          </table:table-cell>
          <table:table-cell table:style-name="Gnumeric-default" table:formula="of:=VALUE([.G8])" office:value-type="float" office:value="153.56">
            <text:p>153.5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string">
            <text:p>196.89 MHz</text:p>
          </table:table-cell>
          <table:table-cell table:style-name="Gnumeric-default" office:value-type="string">
            <text:p>81.8 MHz</text:p>
          </table:table-cell>
          <table:table-cell table:style-name="Gnumeric-default" office:value-type="string">
            <text:p>161.03 MHz</text:p>
          </table:table-cell>
          <table:table-cell table:style-name="Gnumeric-default" office:value-type="string">
            <text:p>137.392 MHz</text:p>
          </table:table-cell>
          <table:table-cell table:style-name="Gnumeric-default"/>
          <table:table-cell table:style-name="Gnumeric-default" table:formula="of:=LEFT([.D9];6)" office:value-type="string" office:string-value="161.03">
            <text:p>161.03</text:p>
          </table:table-cell>
          <table:table-cell table:style-name="Gnumeric-default" table:formula="of:=VALUE([.G9])" office:value-type="float" office:value="161.03">
            <text:p>161.0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string">
            <text:p>213.54 MHz</text:p>
          </table:table-cell>
          <table:table-cell table:style-name="Gnumeric-default" office:value-type="string">
            <text:p>93.26 MHz</text:p>
          </table:table-cell>
          <table:table-cell table:style-name="Gnumeric-default" office:value-type="string">
            <text:p>161.42 MHz</text:p>
          </table:table-cell>
          <table:table-cell table:style-name="Gnumeric-default" office:value-type="string">
            <text:p>147.586 MHz</text:p>
          </table:table-cell>
          <table:table-cell table:style-name="Gnumeric-default"/>
          <table:table-cell table:style-name="Gnumeric-default" table:formula="of:=LEFT([.D10];6)" office:value-type="string" office:string-value="161.42">
            <text:p>161.42</text:p>
          </table:table-cell>
          <table:table-cell table:style-name="Gnumeric-default" table:formula="of:=VALUE([.G10])" office:value-type="float" office:value="161.41999999999999">
            <text:p>161.4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string">
            <text:p>168.98 MHz</text:p>
          </table:table-cell>
          <table:table-cell table:style-name="Gnumeric-default" office:value-type="string">
            <text:p>87.45 MHz</text:p>
          </table:table-cell>
          <table:table-cell table:style-name="Gnumeric-default" office:value-type="string">
            <text:p>162.84 MHz</text:p>
          </table:table-cell>
          <table:table-cell table:style-name="Gnumeric-default" office:value-type="string">
            <text:p>134.004 MHz</text:p>
          </table:table-cell>
          <table:table-cell table:style-name="Gnumeric-default"/>
          <table:table-cell table:style-name="Gnumeric-default" table:formula="of:=LEFT([.D11];6)" office:value-type="string" office:string-value="162.84">
            <text:p>162.84</text:p>
          </table:table-cell>
          <table:table-cell table:style-name="Gnumeric-default" table:formula="of:=VALUE([.G11])" office:value-type="float" office:value="162.84">
            <text:p>162.8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string">
            <text:p>218.05 MHz</text:p>
          </table:table-cell>
          <table:table-cell table:style-name="Gnumeric-default" office:value-type="string">
            <text:p>87.47 MHz</text:p>
          </table:table-cell>
          <table:table-cell table:style-name="Gnumeric-default" office:value-type="string">
            <text:p>163.91 MHz</text:p>
          </table:table-cell>
          <table:table-cell table:style-name="Gnumeric-default" office:value-type="string">
            <text:p>146.220 MHz</text:p>
          </table:table-cell>
          <table:table-cell table:style-name="Gnumeric-default"/>
          <table:table-cell table:style-name="Gnumeric-default" table:formula="of:=LEFT([.D12];6)" office:value-type="string" office:string-value="163.91">
            <text:p>163.91</text:p>
          </table:table-cell>
          <table:table-cell table:style-name="Gnumeric-default" table:formula="of:=VALUE([.G12])" office:value-type="float" office:value="163.91">
            <text:p>163.9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string">
            <text:p>203.17 MHz</text:p>
          </table:table-cell>
          <table:table-cell table:style-name="Gnumeric-default" office:value-type="string">
            <text:p>90.83 MHz</text:p>
          </table:table-cell>
          <table:table-cell table:style-name="Gnumeric-default" office:value-type="string">
            <text:p>158.96 MHz</text:p>
          </table:table-cell>
          <table:table-cell table:style-name="Gnumeric-default" office:value-type="string">
            <text:p>143.150 MHz</text:p>
          </table:table-cell>
          <table:table-cell table:style-name="Gnumeric-default"/>
          <table:table-cell table:style-name="Gnumeric-default" table:formula="of:=LEFT([.D13];6)" office:value-type="string" office:string-value="158.96">
            <text:p>158.96</text:p>
          </table:table-cell>
          <table:table-cell table:style-name="Gnumeric-default" table:formula="of:=VALUE([.G13])" office:value-type="float" office:value="158.96000000000001">
            <text:p>158.9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string">
            <text:p>185.87 MHz</text:p>
          </table:table-cell>
          <table:table-cell table:style-name="Gnumeric-default" office:value-type="string">
            <text:p>95.78 MHz</text:p>
          </table:table-cell>
          <table:table-cell table:style-name="Gnumeric-default" office:value-type="string">
            <text:p>159.06 MHz</text:p>
          </table:table-cell>
          <table:table-cell table:style-name="Gnumeric-default" office:value-type="string">
            <text:p>141.476 MHz</text:p>
          </table:table-cell>
          <table:table-cell table:style-name="Gnumeric-default"/>
          <table:table-cell table:style-name="Gnumeric-default" table:formula="of:=LEFT([.D14];6)" office:value-type="string" office:string-value="159.06">
            <text:p>159.06</text:p>
          </table:table-cell>
          <table:table-cell table:style-name="Gnumeric-default" table:formula="of:=VALUE([.G14])" office:value-type="float" office:value="159.06">
            <text:p>159.0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string">
            <text:p>218.05 MHz</text:p>
          </table:table-cell>
          <table:table-cell table:style-name="Gnumeric-default" office:value-type="string">
            <text:p>94.35 MHz</text:p>
          </table:table-cell>
          <table:table-cell table:style-name="Gnumeric-default" office:value-type="string">
            <text:p>164.2 MHz</text:p>
          </table:table-cell>
          <table:table-cell table:style-name="Gnumeric-default" office:value-type="string">
            <text:p>150.046 MHz</text:p>
          </table:table-cell>
          <table:table-cell table:style-name="Gnumeric-default"/>
          <table:table-cell table:style-name="Gnumeric-default" table:formula="of:=LEFT([.D15];6)" office:value-type="string" office:string-value="164.2 ">
            <text:p>164.2 </text:p>
          </table:table-cell>
          <table:table-cell table:style-name="Gnumeric-default" table:formula="of:=VALUE([.G15])" office:value-type="float" office:value="164.19999999999999">
            <text:p>164.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string">
            <text:p>161.11 MHz</text:p>
          </table:table-cell>
          <table:table-cell table:style-name="Gnumeric-default" office:value-type="string">
            <text:p>81.73 MHz</text:p>
          </table:table-cell>
          <table:table-cell table:style-name="Gnumeric-default" office:value-type="string">
            <text:p>163.88 MHz</text:p>
          </table:table-cell>
          <table:table-cell table:style-name="Gnumeric-default" office:value-type="string">
            <text:p>129.224 MHz</text:p>
          </table:table-cell>
          <table:table-cell table:style-name="Gnumeric-default"/>
          <table:table-cell table:style-name="Gnumeric-default" table:formula="of:=LEFT([.D16];6)" office:value-type="string" office:string-value="163.88">
            <text:p>163.88</text:p>
          </table:table-cell>
          <table:table-cell table:style-name="Gnumeric-default" table:formula="of:=VALUE([.G16])" office:value-type="float" office:value="163.88">
            <text:p>163.8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string">
            <text:p>207.04 MHz</text:p>
          </table:table-cell>
          <table:table-cell table:style-name="Gnumeric-default" office:value-type="string">
            <text:p>85.04 MHz</text:p>
          </table:table-cell>
          <table:table-cell table:style-name="Gnumeric-default" office:value-type="string">
            <text:p>161.89 MHz</text:p>
          </table:table-cell>
          <table:table-cell table:style-name="Gnumeric-default" office:value-type="string">
            <text:p>141.786 MHz</text:p>
          </table:table-cell>
          <table:table-cell table:style-name="Gnumeric-default"/>
          <table:table-cell table:style-name="Gnumeric-default" table:formula="of:=LEFT([.D17];6)" office:value-type="string" office:string-value="161.89">
            <text:p>161.89</text:p>
          </table:table-cell>
          <table:table-cell table:style-name="Gnumeric-default" table:formula="of:=VALUE([.G17])" office:value-type="float" office:value="161.88999999999999">
            <text:p>161.8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string">
            <text:p>209.64 MHz</text:p>
          </table:table-cell>
          <table:table-cell table:style-name="Gnumeric-default" office:value-type="string">
            <text:p>101.62 MHz</text:p>
          </table:table-cell>
          <table:table-cell table:style-name="Gnumeric-default" office:value-type="string">
            <text:p>159.72 MHz</text:p>
          </table:table-cell>
          <table:table-cell table:style-name="Gnumeric-default" office:value-type="string">
            <text:p>150.408 MHz</text:p>
          </table:table-cell>
          <table:table-cell table:style-name="Gnumeric-default"/>
          <table:table-cell table:style-name="Gnumeric-default" table:formula="of:=LEFT([.D18];6)" office:value-type="string" office:string-value="159.72">
            <text:p>159.72</text:p>
          </table:table-cell>
          <table:table-cell table:style-name="Gnumeric-default" table:formula="of:=VALUE([.G18])" office:value-type="float" office:value="159.72">
            <text:p>159.72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ACE-0" table:formula="of:=AVERAGE([.H3:.H18])" office:value-type="float" office:value="160.75874999999999">
            <text:p>160.7587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ACE-0" table:formula="of:=STDEV([.H3:.H18])" office:value-type="float" office:value="3.4078905987917678">
            <text:p>3.40789059879176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0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Gnumeric-default" office:value-type="string">
            <text:p>Advantage</text:p>
          </table:table-cell>
          <table:table-cell table:style-name="Gnumeric-default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089</text:p>
          </table:table-cell>
          <table:table-cell table:style-name="Gnumeric-default" table:formula="of:=[.B23]*60+[.C23]" office:value-type="float" office:value="106.089">
            <text:p>106.089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3]/([.H3]*10^6)" office:value-type="float" office:value="1.4212781181485992">
            <text:p>1.4212781181485992</text:p>
          </table:table-cell>
          <table:table-cell table:style-name="Gnumeric-default" table:formula="of:=[.D23]/[.F23]" office:value-type="float" office:value="74.643378129394421">
            <text:p>74.64338</text:p>
          </table:table-cell>
          <table:table-cell table:style-name="Gnumeric-default" table:formula="of:=([.E23]/[.D23])/10^6" office:value-type="float" office:value="2.1997932584905127">
            <text:p>2.199793258490512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14</text:p>
          </table:table-cell>
          <table:table-cell table:style-name="Gnumeric-default" table:formula="of:=[.B24]*60+[.C24]" office:value-type="float" office:value="105.914">
            <text:p>105.914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4]/([.H4]*10^6)" office:value-type="float" office:value="1.4464724618817404">
            <text:p>1.4464724618817404</text:p>
          </table:table-cell>
          <table:table-cell table:style-name="Gnumeric-default" table:formula="of:=[.D24]/[.F24]" office:value-type="float" office:value="73.222271969294667">
            <text:p>73.22227</text:p>
          </table:table-cell>
          <table:table-cell table:style-name="Gnumeric-default" table:formula="of:=([.E24]/[.D24])/10^6" office:value-type="float" office:value="2.2034279415374738">
            <text:p>2.20342794153747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767</text:p>
          </table:table-cell>
          <table:table-cell table:style-name="Gnumeric-default" table:formula="of:=[.B25]*60+[.C25]" office:value-type="float" office:value="105.767">
            <text:p>105.767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5]/([.H5]*10^6)" office:value-type="float" office:value="1.5234275540178863">
            <text:p>1.5234275540178863</text:p>
          </table:table-cell>
          <table:table-cell table:style-name="Gnumeric-default" table:formula="of:=[.D25]/[.F25]" office:value-type="float" office:value="69.426996853936515">
            <text:p>69.427</text:p>
          </table:table-cell>
          <table:table-cell table:style-name="Gnumeric-default" table:formula="of:=([.E25]/[.D25])/10^6" office:value-type="float" office:value="2.2064903703423564">
            <text:p>2.206490370342356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002</text:p>
          </table:table-cell>
          <table:table-cell table:style-name="Gnumeric-default" table:formula="of:=[.B26]*60+[.C26]" office:value-type="float" office:value="106.00200000000001">
            <text:p>106.00200000000001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6]/([.H6]*10^6)" office:value-type="float" office:value="1.4623338993671282">
            <text:p>1.4623338993671282</text:p>
          </table:table-cell>
          <table:table-cell table:style-name="Gnumeric-default" table:formula="of:=[.D26]/[.F26]" office:value-type="float" office:value="72.488232712019993">
            <text:p>72.48823</text:p>
          </table:table-cell>
          <table:table-cell table:style-name="Gnumeric-default" table:formula="of:=([.E26]/[.D26])/10^6" office:value-type="float" office:value="2.2015987151185823">
            <text:p>2.201598715118582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30</text:p>
          </table:table-cell>
          <table:table-cell table:style-name="Gnumeric-default" table:formula="of:=[.B27]*60+[.C27]" office:value-type="float" office:value="105.93000000000001">
            <text:p>105.93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7]/([.H7]*10^6)" office:value-type="float" office:value="1.4286738108356289">
            <text:p>1.428673810835629</text:p>
          </table:table-cell>
          <table:table-cell table:style-name="Gnumeric-default" table:formula="of:=[.D27]/[.F27]" office:value-type="float" office:value="74.145686157739334">
            <text:p>74.14569</text:p>
          </table:table-cell>
          <table:table-cell table:style-name="Gnumeric-default" table:formula="of:=([.E27]/[.D27])/10^6" office:value-type="float" office:value="2.20309512885868">
            <text:p>2.2030951288586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33</text:p>
          </table:table-cell>
          <table:table-cell table:style-name="Gnumeric-default" table:formula="of:=[.B28]*60+[.C28]" office:value-type="float" office:value="105.833">
            <text:p>105.833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8]/([.H8]*10^6)" office:value-type="float" office:value="1.5197568833029436">
            <text:p>1.5197568833029436</text:p>
          </table:table-cell>
          <table:table-cell table:style-name="Gnumeric-default" table:formula="of:=[.D28]/[.F28]" office:value-type="float" office:value="69.638111965638373">
            <text:p>69.63811</text:p>
          </table:table-cell>
          <table:table-cell table:style-name="Gnumeric-default" table:formula="of:=([.E28]/[.D28])/10^6" office:value-type="float" office:value="2.2051143499664567">
            <text:p>2.205114349966456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452</text:p>
          </table:table-cell>
          <table:table-cell table:style-name="Gnumeric-default" table:formula="of:=[.B29]*60+[.C29]" office:value-type="float" office:value="106.452">
            <text:p>106.452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29]/([.H9]*10^6)" office:value-type="float" office:value="1.4492570763211823">
            <text:p>1.4492570763211823</text:p>
          </table:table-cell>
          <table:table-cell table:style-name="Gnumeric-default" table:formula="of:=[.D29]/[.F29]" office:value-type="float" office:value="73.452806778918401">
            <text:p>73.45281</text:p>
          </table:table-cell>
          <table:table-cell table:style-name="Gnumeric-default" table:formula="of:=([.E29]/[.D29])/10^6" office:value-type="float" office:value="2.1922919907563974">
            <text:p>2.192291990756397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72</text:p>
          </table:table-cell>
          <table:table-cell table:style-name="Gnumeric-default" table:formula="of:=[.B30]*60+[.C30]" office:value-type="float" office:value="105.97200000000001">
            <text:p>105.97200000000001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0]/([.H10]*10^6)" office:value-type="float" office:value="1.4457555879073225">
            <text:p>1.4457555879073225</text:p>
          </table:table-cell>
          <table:table-cell table:style-name="Gnumeric-default" table:formula="of:=[.D30]/[.F30]" office:value-type="float" office:value="73.298696464587451">
            <text:p>73.2987</text:p>
          </table:table-cell>
          <table:table-cell table:style-name="Gnumeric-default" table:formula="of:=([.E30]/[.D30])/10^6" office:value-type="float" office:value="2.2022219737289093">
            <text:p>2.202221973728909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47</text:p>
          </table:table-cell>
          <table:table-cell table:style-name="Gnumeric-default" table:formula="of:=[.B31]*60+[.C31]" office:value-type="float" office:value="105.84700000000001">
            <text:p>105.84700000000001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1]/([.H11]*10^6)" office:value-type="float" office:value="1.433148286661754">
            <text:p>1.433148286661754</text:p>
          </table:table-cell>
          <table:table-cell table:style-name="Gnumeric-default" table:formula="of:=[.D31]/[.F31]" office:value-type="float" office:value="73.85627920370365">
            <text:p>73.85628</text:p>
          </table:table-cell>
          <table:table-cell table:style-name="Gnumeric-default" table:formula="of:=([.E31]/[.D31])/10^6" office:value-type="float" office:value="2.2048226874639805">
            <text:p>2.204822687463980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45</text:p>
          </table:table-cell>
          <table:table-cell table:style-name="Gnumeric-default" table:formula="of:=[.B32]*60+[.C32]" office:value-type="float" office:value="105.845">
            <text:p>105.845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2]/([.H12]*10^6)" office:value-type="float" office:value="1.4237927338173388">
            <text:p>1.4237927338173388</text:p>
          </table:table-cell>
          <table:table-cell table:style-name="Gnumeric-default" table:formula="of:=[.D32]/[.F32]" office:value-type="float" office:value="74.340174300664088">
            <text:p>74.34017</text:p>
          </table:table-cell>
          <table:table-cell table:style-name="Gnumeric-default" table:formula="of:=([.E32]/[.D32])/10^6" office:value-type="float" office:value="2.2048643488119422">
            <text:p>2.20486434881194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560</text:p>
          </table:table-cell>
          <table:table-cell table:style-name="Gnumeric-default" table:formula="of:=[.B33]*60+[.C33]" office:value-type="float" office:value="107.56">
            <text:p>107.56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3]/([.H13]*10^6)" office:value-type="float" office:value="1.4681295105686964">
            <text:p>1.4681295105686964</text:p>
          </table:table-cell>
          <table:table-cell table:style-name="Gnumeric-default" table:formula="of:=[.D33]/[.F33]" office:value-type="float" office:value="73.263291300735062">
            <text:p>73.26329</text:p>
          </table:table-cell>
          <table:table-cell table:style-name="Gnumeric-default" table:formula="of:=([.E33]/[.D33])/10^6" office:value-type="float" office:value="2.1697086928226104">
            <text:p>2.169708692822610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803</text:p>
          </table:table-cell>
          <table:table-cell table:style-name="Gnumeric-default" table:formula="of:=[.B34]*60+[.C34]" office:value-type="float" office:value="105.803">
            <text:p>105.803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4]/([.H14]*10^6)" office:value-type="float" office:value="1.4672065069784987">
            <text:p>1.4672065069784987</text:p>
          </table:table-cell>
          <table:table-cell table:style-name="Gnumeric-default" table:formula="of:=[.D34]/[.F34]" office:value-type="float" office:value="72.111866664145381">
            <text:p>72.11187</text:p>
          </table:table-cell>
          <table:table-cell table:style-name="Gnumeric-default" table:formula="of:=([.E34]/[.D34])/10^6" office:value-type="float" office:value="2.2057396009564942">
            <text:p>2.205739600956494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6.095</text:p>
          </table:table-cell>
          <table:table-cell table:style-name="Gnumeric-default" table:formula="of:=[.B35]*60+[.C35]" office:value-type="float" office:value="106.095">
            <text:p>106.095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5]/([.H15]*10^6)" office:value-type="float" office:value="1.4212781181485992">
            <text:p>1.4212781181485992</text:p>
          </table:table-cell>
          <table:table-cell table:style-name="Gnumeric-default" table:formula="of:=[.D35]/[.F35]" office:value-type="float" office:value="74.64759968175872">
            <text:p>74.6476</text:p>
          </table:table-cell>
          <table:table-cell table:style-name="Gnumeric-default" table:formula="of:=([.E35]/[.D35])/10^6" office:value-type="float" office:value="2.1996688533861164">
            <text:p>2.199668853386116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446</text:p>
          </table:table-cell>
          <table:table-cell table:style-name="Gnumeric-default" table:formula="of:=[.B36]*60+[.C36]" office:value-type="float" office:value="107.446">
            <text:p>107.446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6]/([.H16]*10^6)" office:value-type="float" office:value="1.4240533744203074">
            <text:p>1.4240533744203074</text:p>
          </table:table-cell>
          <table:table-cell table:style-name="Gnumeric-default" table:formula="of:=[.D36]/[.F36]" office:value-type="float" office:value="75.450823634850252">
            <text:p>75.45082</text:p>
          </table:table-cell>
          <table:table-cell table:style-name="Gnumeric-default" table:formula="of:=([.E36]/[.D36])/10^6" office:value-type="float" office:value="2.1720107495858385">
            <text:p>2.172010749585838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7.557</text:p>
          </table:table-cell>
          <table:table-cell table:style-name="Gnumeric-default" table:formula="of:=[.B37]*60+[.C37]" office:value-type="float" office:value="107.557">
            <text:p>107.557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7]/([.H17]*10^6)" office:value-type="float" office:value="1.4415582617826919">
            <text:p>1.4415582617826919</text:p>
          </table:table-cell>
          <table:table-cell table:style-name="Gnumeric-default" table:formula="of:=[.D37]/[.F37]" office:value-type="float" office:value="74.611621917376041">
            <text:p>74.61162</text:p>
          </table:table-cell>
          <table:table-cell table:style-name="Gnumeric-default" table:formula="of:=([.E37]/[.D37])/10^6" office:value-type="float" office:value="2.1697692107440703">
            <text:p>2.169769210744070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5.945</text:p>
          </table:table-cell>
          <table:table-cell table:style-name="Gnumeric-default" table:formula="of:=[.B38]*60+[.C38]" office:value-type="float" office:value="105.94499999999999">
            <text:p>105.945</text:p>
          </table:table-cell>
          <table:table-cell table:style-name="Gnumeric-default" office:value-type="float" office:value="233373867">
            <text:p>233373867</text:p>
          </table:table-cell>
          <table:table-cell table:style-name="Gnumeric-default" table:formula="of:=[.E38]/([.H18]*10^6)" office:value-type="float" office:value="1.4611436701728024">
            <text:p>1.4611436701728024</text:p>
          </table:table-cell>
          <table:table-cell table:style-name="Gnumeric-default" table:formula="of:=[.D38]/[.F38]" office:value-type="float" office:value="72.508270174055085">
            <text:p>72.50827</text:p>
          </table:table-cell>
          <table:table-cell table:style-name="Gnumeric-default" table:formula="of:=([.E38]/[.D38])/10^6" office:value-type="float" office:value="2.2027832082684413">
            <text:p>2.202783208268441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2"/>
          <table:table-cell table:style-name="Gnumeric-default"/>
          <table:table-cell table:style-name="ACE-0" table:formula="of:=AVERAGE([.D23:.D38])" office:value-type="float" office:value="106.2535625">
            <text:p>106.2535625</text:p>
          </table:table-cell>
          <table:table-cell table:style-name="ACE-3"/>
          <table:table-cell table:style-name="ACE-0" table:formula="of:=AVERAGE([.F23:.F38])" office:value-type="float" office:value="1.45232911589582">
            <text:p>1.45232911589582</text:p>
          </table:table-cell>
          <table:table-cell table:style-name="ACE-0" table:formula="of:=AVERAGE([.G23:.G38])" office:value-type="float" office:value="73.194131744301089">
            <text:p>73.1941</text:p>
          </table:table-cell>
          <table:table-cell table:style-name="ACE-0" table:formula="of:=AVERAGE([.H23:.H38])" office:value-type="float" office:value="2.196462567552429">
            <text:p>2.196462567552429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0" table:formula="of:=STDEV([.D23:.D38])" office:value-type="float" office:value="0.64940187544642436">
            <text:p>0.6494018754464244</text:p>
          </table:table-cell>
          <table:table-cell table:style-name="Gnumeric-default"/>
          <table:table-cell table:style-name="ACE-0" table:formula="of:=STDEV([.F23:.F38])" office:value-type="float" office:value="0.031541383036052119">
            <text:p>0.03154138303605</text:p>
          </table:table-cell>
          <table:table-cell table:style-name="ACE-0" table:formula="of:=STDEV([.G23:.G38])" office:value-type="float" office:value="1.6937557885861094">
            <text:p>1.69376</text:p>
          </table:table-cell>
          <table:table-cell table:style-name="ACE-0" table:formula="of:=STDEV([.H23:.H38])" office:value-type="float" office:value="0.013313971655907754">
            <text:p>0.013313971655907754</text:p>
          </table:table-cell>
          <table:table-cell table:number-columns-repeated="248" table:style-name="Gnumeric-default"/>
        </table:table-row>
        <table:table-row table:style-name="AROW-0" table:number-rows-repeated="65496">
          <table:table-cell table:number-columns-repeated="256"/>
        </table:table-row>
        <table:named-expressions>
          <table:named-expression table:name="Print_Area" table:expression="of:=#REF!" table:base-cell-address="$'report_fmax.csv'.$A$1"/>
          <table:named-expression table:name="Sheet_Title" table:expression="of:=&quot;report_fmax.csv&quot;" table:base-cell-address="$'report_fmax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fmax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7T14:46:36Z</dc:date>
    <meta:creation-date>2020-05-07T14:42:47Z</meta:creation-date>
    <meta:generator>gnumeric/1.12.35</meta:generator>
  </office:meta>
</office:document-meta>
</file>